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ce94" officeooo:paragraph-rsid="0016ce94"/>
    </style:style>
    <style:style style:name="P2" style:family="paragraph" style:parent-style-name="Standard">
      <style:text-properties officeooo:rsid="0016ce94" officeooo:paragraph-rsid="0059946b"/>
    </style:style>
    <style:style style:name="P3" style:family="paragraph" style:parent-style-name="Standard">
      <style:text-properties officeooo:rsid="0016ce94" officeooo:paragraph-rsid="007a3e7b"/>
    </style:style>
    <style:style style:name="P4" style:family="paragraph" style:parent-style-name="Standard">
      <style:text-properties officeooo:rsid="0029ac78" officeooo:paragraph-rsid="0029ac78"/>
    </style:style>
    <style:style style:name="P5" style:family="paragraph" style:parent-style-name="Standard">
      <style:text-properties officeooo:rsid="002a6a38" officeooo:paragraph-rsid="002a6a38"/>
    </style:style>
    <style:style style:name="P6" style:family="paragraph" style:parent-style-name="Standard">
      <style:text-properties officeooo:rsid="002a6a38" officeooo:paragraph-rsid="002b86a7"/>
    </style:style>
    <style:style style:name="P7" style:family="paragraph" style:parent-style-name="Standard">
      <style:text-properties officeooo:paragraph-rsid="002b86a7"/>
    </style:style>
    <style:style style:name="P8" style:family="paragraph" style:parent-style-name="Standard">
      <style:text-properties officeooo:rsid="002db2d2" officeooo:paragraph-rsid="002db2d2"/>
    </style:style>
    <style:style style:name="P9" style:family="paragraph" style:parent-style-name="Standard">
      <style:text-properties officeooo:rsid="002f33fd" officeooo:paragraph-rsid="002f33fd"/>
    </style:style>
    <style:style style:name="P10" style:family="paragraph" style:parent-style-name="Standard">
      <style:text-properties officeooo:rsid="002f33fd" officeooo:paragraph-rsid="00667e5f"/>
    </style:style>
    <style:style style:name="P11" style:family="paragraph" style:parent-style-name="Standard">
      <style:text-properties fo:color="#0066b3" officeooo:rsid="0016ce94" officeooo:paragraph-rsid="0016ce94"/>
    </style:style>
    <style:style style:name="P12" style:family="paragraph" style:parent-style-name="Standard">
      <style:text-properties officeooo:rsid="0019f1e4" officeooo:paragraph-rsid="0019f1e4"/>
    </style:style>
    <style:style style:name="P13" style:family="paragraph" style:parent-style-name="Standard">
      <style:text-properties officeooo:rsid="001f80a2" officeooo:paragraph-rsid="001f80a2"/>
    </style:style>
    <style:style style:name="P14" style:family="paragraph" style:parent-style-name="Standard">
      <style:text-properties officeooo:rsid="00202681" officeooo:paragraph-rsid="00202681"/>
    </style:style>
    <style:style style:name="P15" style:family="paragraph" style:parent-style-name="Standard">
      <style:text-properties officeooo:rsid="0024a062" officeooo:paragraph-rsid="0024a062"/>
    </style:style>
    <style:style style:name="P16" style:family="paragraph" style:parent-style-name="Standard">
      <style:text-properties officeooo:rsid="00232894" officeooo:paragraph-rsid="00232894"/>
    </style:style>
    <style:style style:name="P17" style:family="paragraph" style:parent-style-name="Standard">
      <style:text-properties officeooo:rsid="001b9213" officeooo:paragraph-rsid="001b9213"/>
    </style:style>
    <style:style style:name="P18" style:family="paragraph" style:parent-style-name="Standard">
      <style:text-properties officeooo:rsid="00220f5e" officeooo:paragraph-rsid="00220f5e"/>
    </style:style>
    <style:style style:name="P19" style:family="paragraph" style:parent-style-name="Standard">
      <style:text-properties officeooo:rsid="0034fb2c" officeooo:paragraph-rsid="0034fb2c"/>
    </style:style>
    <style:style style:name="P20" style:family="paragraph" style:parent-style-name="Standard">
      <style:text-properties fo:color="#a9b7c6" officeooo:paragraph-rsid="0034fb2c"/>
    </style:style>
    <style:style style:name="P21" style:family="paragraph" style:parent-style-name="Standard">
      <style:text-properties officeooo:rsid="003f194a" officeooo:paragraph-rsid="003f194a"/>
    </style:style>
    <style:style style:name="P22" style:family="paragraph" style:parent-style-name="Standard">
      <style:text-properties officeooo:paragraph-rsid="003fa9a8"/>
    </style:style>
    <style:style style:name="P23" style:family="paragraph" style:parent-style-name="Standard">
      <style:text-properties officeooo:rsid="004150c7" officeooo:paragraph-rsid="004150c7"/>
    </style:style>
    <style:style style:name="P24" style:family="paragraph" style:parent-style-name="Standard">
      <style:text-properties officeooo:rsid="00464065" officeooo:paragraph-rsid="00464065"/>
    </style:style>
    <style:style style:name="P25" style:family="paragraph" style:parent-style-name="Standard">
      <style:text-properties officeooo:rsid="00464065" officeooo:paragraph-rsid="004738d9"/>
    </style:style>
    <style:style style:name="P26" style:family="paragraph" style:parent-style-name="Standard">
      <style:text-properties officeooo:rsid="00464065" officeooo:paragraph-rsid="004f89a2"/>
    </style:style>
    <style:style style:name="P27" style:family="paragraph" style:parent-style-name="Standard">
      <style:text-properties officeooo:rsid="00464065" officeooo:paragraph-rsid="006b5eb5"/>
    </style:style>
    <style:style style:name="P28" style:family="paragraph" style:parent-style-name="Standard">
      <style:text-properties officeooo:rsid="00464065" officeooo:paragraph-rsid="00768299"/>
    </style:style>
    <style:style style:name="P29" style:family="paragraph" style:parent-style-name="Standard">
      <style:text-properties officeooo:rsid="0049dc50" officeooo:paragraph-rsid="0049dc50"/>
    </style:style>
    <style:style style:name="P30" style:family="paragraph" style:parent-style-name="Standard">
      <style:text-properties officeooo:rsid="0049dc50" officeooo:paragraph-rsid="00768299"/>
    </style:style>
    <style:style style:name="P31" style:family="paragraph" style:parent-style-name="Standard">
      <style:text-properties officeooo:rsid="003fa9a8" officeooo:paragraph-rsid="003fa9a8"/>
    </style:style>
    <style:style style:name="P32" style:family="paragraph" style:parent-style-name="Standard">
      <style:text-properties officeooo:rsid="003fa9a8" officeooo:paragraph-rsid="0049dc50"/>
    </style:style>
    <style:style style:name="P33" style:family="paragraph" style:parent-style-name="Standard">
      <style:text-properties officeooo:rsid="003fa9a8" officeooo:paragraph-rsid="004ec8d4"/>
    </style:style>
    <style:style style:name="P34" style:family="paragraph" style:parent-style-name="Standard">
      <style:text-properties officeooo:rsid="00469c6f" officeooo:paragraph-rsid="004738d9"/>
    </style:style>
    <style:style style:name="P35" style:family="paragraph" style:parent-style-name="Standard">
      <style:text-properties officeooo:rsid="00567c56" officeooo:paragraph-rsid="00567c56"/>
    </style:style>
    <style:style style:name="P36" style:family="paragraph" style:parent-style-name="Standard">
      <style:text-properties officeooo:rsid="00304ce6" officeooo:paragraph-rsid="00304ce6"/>
    </style:style>
    <style:style style:name="P37" style:family="paragraph" style:parent-style-name="Standard">
      <style:text-properties officeooo:rsid="006043a5" officeooo:paragraph-rsid="006043a5"/>
    </style:style>
    <style:style style:name="P38" style:family="paragraph" style:parent-style-name="Standard">
      <style:text-properties officeooo:rsid="0061c362" officeooo:paragraph-rsid="006043a5"/>
    </style:style>
    <style:style style:name="P39" style:family="paragraph" style:parent-style-name="Standard">
      <style:text-properties officeooo:rsid="0061c362" officeooo:paragraph-rsid="002f33fd"/>
    </style:style>
    <style:style style:name="P40" style:family="paragraph" style:parent-style-name="Standard">
      <style:text-properties officeooo:rsid="0061c362" officeooo:paragraph-rsid="0061c362"/>
    </style:style>
    <style:style style:name="P41" style:family="paragraph" style:parent-style-name="Standard">
      <style:text-properties officeooo:rsid="0062ac2e" officeooo:paragraph-rsid="0062ac2e"/>
    </style:style>
    <style:style style:name="P42" style:family="paragraph" style:parent-style-name="Standard">
      <style:text-properties officeooo:rsid="0064d6cc" officeooo:paragraph-rsid="0064d6cc"/>
    </style:style>
    <style:style style:name="P43" style:family="paragraph" style:parent-style-name="Standard">
      <style:text-properties officeooo:rsid="00681ca0" officeooo:paragraph-rsid="00681ca0"/>
    </style:style>
    <style:style style:name="P44" style:family="paragraph" style:parent-style-name="Standard">
      <style:text-properties officeooo:rsid="0039c89c" officeooo:paragraph-rsid="0039c89c"/>
    </style:style>
    <style:style style:name="P45" style:family="paragraph" style:parent-style-name="Standard">
      <style:text-properties officeooo:rsid="006d281e" officeooo:paragraph-rsid="006d281e"/>
    </style:style>
    <style:style style:name="P46" style:family="paragraph" style:parent-style-name="Standard">
      <style:text-properties officeooo:rsid="0077c4ae" officeooo:paragraph-rsid="0077c4ae"/>
    </style:style>
    <style:style style:name="P47" style:family="paragraph" style:parent-style-name="Standard">
      <style:text-properties officeooo:rsid="007a3e7b" officeooo:paragraph-rsid="007f98f7"/>
    </style:style>
    <style:style style:name="P48" style:family="paragraph" style:parent-style-name="Standard">
      <style:text-properties officeooo:rsid="007a3e7b" officeooo:paragraph-rsid="0016ce94"/>
    </style:style>
    <style:style style:name="P49" style:family="paragraph" style:parent-style-name="Standard">
      <style:text-properties officeooo:rsid="007a3e7b" officeooo:paragraph-rsid="00ad66ee"/>
    </style:style>
    <style:style style:name="P50" style:family="paragraph" style:parent-style-name="Standard">
      <style:text-properties officeooo:rsid="007c1c00" officeooo:paragraph-rsid="007c1c00"/>
    </style:style>
    <style:style style:name="P51" style:family="paragraph" style:parent-style-name="Standard">
      <style:text-properties officeooo:rsid="007f80cf" officeooo:paragraph-rsid="007f80cf"/>
    </style:style>
    <style:style style:name="P52" style:family="paragraph" style:parent-style-name="Standard">
      <style:text-properties officeooo:rsid="0086c399" officeooo:paragraph-rsid="0086c399"/>
    </style:style>
    <style:style style:name="P53" style:family="paragraph" style:parent-style-name="Standard">
      <style:text-properties officeooo:rsid="008735b4" officeooo:paragraph-rsid="008735b4"/>
    </style:style>
    <style:style style:name="P54" style:family="paragraph" style:parent-style-name="Standard">
      <style:text-properties officeooo:rsid="0090c963" officeooo:paragraph-rsid="0090c963"/>
    </style:style>
    <style:style style:name="P55" style:family="paragraph" style:parent-style-name="Standard">
      <style:text-properties officeooo:rsid="009529df" officeooo:paragraph-rsid="009529df"/>
    </style:style>
    <style:style style:name="P56" style:family="paragraph" style:parent-style-name="Standard">
      <style:text-properties officeooo:rsid="0091bec1" officeooo:paragraph-rsid="0091bec1"/>
    </style:style>
    <style:style style:name="P57" style:family="paragraph" style:parent-style-name="Standard">
      <style:text-properties officeooo:rsid="007fbbbc" officeooo:paragraph-rsid="00a2bb6e"/>
    </style:style>
    <style:style style:name="P58" style:family="paragraph" style:parent-style-name="Standard">
      <style:text-properties officeooo:rsid="00a2cba8" officeooo:paragraph-rsid="00a49417"/>
    </style:style>
    <style:style style:name="P59" style:family="paragraph" style:parent-style-name="Standard">
      <style:text-properties officeooo:rsid="00a49417" officeooo:paragraph-rsid="00a49417"/>
    </style:style>
    <style:style style:name="P60" style:family="paragraph" style:parent-style-name="Standard">
      <style:text-properties officeooo:rsid="00a7a0b0" officeooo:paragraph-rsid="00a7a0b0"/>
    </style:style>
    <style:style style:name="P61" style:family="paragraph" style:parent-style-name="Standard">
      <style:text-properties officeooo:rsid="00b04443" officeooo:paragraph-rsid="0016ce94"/>
    </style:style>
    <style:style style:name="P62" style:family="paragraph" style:parent-style-name="Standard">
      <style:text-properties officeooo:rsid="00b04443" officeooo:paragraph-rsid="00b04443"/>
    </style:style>
    <style:style style:name="P63" style:family="paragraph" style:parent-style-name="Standard">
      <style:text-properties officeooo:rsid="00a73a3b" officeooo:paragraph-rsid="0016ce94"/>
    </style:style>
    <style:style style:name="P6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5pt"/>
    </style:style>
    <style:style style:name="P65" style:family="paragraph" style:parent-style-name="Preformatted_20_Text">
      <style:text-properties fo:color="#a9b7c6" style:font-name="DejaVu Sans Mono" fo:font-size="15pt" officeooo:rsid="00b04443" officeooo:paragraph-rsid="00b04443"/>
    </style:style>
    <style:style style:name="P6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67" style:family="paragraph" style:parent-style-name="Preformatted_20_Text">
      <style:text-properties fo:color="#a9b7c6" officeooo:paragraph-rsid="0034fb2c"/>
    </style:style>
    <style:style style:name="P68" style:family="paragraph" style:parent-style-name="Preformatted_20_Text">
      <style:text-properties officeooo:rsid="0034fb2c" officeooo:paragraph-rsid="0034fb2c"/>
    </style:style>
    <style:style style:name="P69" style:family="paragraph" style:parent-style-name="Preformatted_20_Text">
      <style:text-properties officeooo:rsid="00a2cba8" officeooo:paragraph-rsid="00a49417"/>
    </style:style>
    <style:style style:name="P7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15pt"/>
    </style:style>
    <style:style style:name="P71" style:family="paragraph" style:parent-style-name="Standard">
      <style:text-properties officeooo:rsid="0019f1e4" officeooo:paragraph-rsid="0019f1e4"/>
    </style:style>
    <style:style style:name="P72" style:family="paragraph" style:parent-style-name="Standard">
      <style:text-properties officeooo:rsid="0019f1e4" officeooo:paragraph-rsid="0016ce94"/>
    </style:style>
    <style:style style:name="T1" style:family="text">
      <style:text-properties officeooo:rsid="001a5377"/>
    </style:style>
    <style:style style:name="T2" style:family="text">
      <style:text-properties officeooo:rsid="001b9213"/>
    </style:style>
    <style:style style:name="T3" style:family="text">
      <style:text-properties officeooo:rsid="001e9899"/>
    </style:style>
    <style:style style:name="T4" style:family="text">
      <style:text-properties officeooo:rsid="001f8230"/>
    </style:style>
    <style:style style:name="T5" style:family="text">
      <style:text-properties officeooo:rsid="00232894"/>
    </style:style>
    <style:style style:name="T6" style:family="text">
      <style:text-properties officeooo:rsid="0025dbc7"/>
    </style:style>
    <style:style style:name="T7" style:family="text">
      <style:text-properties fo:color="#808080" style:font-name="DejaVu Sans Mono" fo:font-size="15pt"/>
    </style:style>
    <style:style style:name="T8" style:family="text">
      <style:text-properties fo:color="#808080" style:font-name="DejaVu Sans Mono" fo:font-size="15pt" officeooo:rsid="0034fb2c"/>
    </style:style>
    <style:style style:name="T9" style:family="text">
      <style:text-properties fo:color="#808080" style:font-name="DejaVu Sans Mono" fo:font-size="15pt" officeooo:rsid="0034fb2c" style:font-name-asian="DejaVu Sans" style:font-size-asian="15pt"/>
    </style:style>
    <style:style style:name="T10" style:family="text">
      <style:text-properties officeooo:rsid="002a6a38"/>
    </style:style>
    <style:style style:name="T11" style:family="text">
      <style:text-properties officeooo:rsid="002b86a7"/>
    </style:style>
    <style:style style:name="T12" style:family="text">
      <style:text-properties officeooo:rsid="0016ce94"/>
    </style:style>
    <style:style style:name="T13" style:family="text">
      <style:text-properties officeooo:rsid="002db2d2"/>
    </style:style>
    <style:style style:name="T14" style:family="text">
      <style:text-properties fo:color="#0066b3" style:font-name="DejaVu Sans Mono" fo:font-size="15pt"/>
    </style:style>
    <style:style style:name="T15" style:family="text">
      <style:text-properties officeooo:rsid="003318e9"/>
    </style:style>
    <style:style style:name="T16" style:family="text">
      <style:text-properties style:font-name="DejaVu Sans Mono" fo:font-size="15pt"/>
    </style:style>
    <style:style style:name="T17" style:family="text">
      <style:text-properties fo:color="#cc7832"/>
    </style:style>
    <style:style style:name="T18" style:family="text">
      <style:text-properties fo:color="#cc7832" style:font-name="DejaVu Sans Mono" fo:font-size="15pt"/>
    </style:style>
    <style:style style:name="T19" style:family="text">
      <style:text-properties fo:color="#9876aa"/>
    </style:style>
    <style:style style:name="T20" style:family="text">
      <style:text-properties fo:color="#9876aa" fo:font-style="italic"/>
    </style:style>
    <style:style style:name="T21" style:family="text">
      <style:text-properties officeooo:rsid="004150c7"/>
    </style:style>
    <style:style style:name="T22" style:family="text">
      <style:text-properties officeooo:rsid="004345d9"/>
    </style:style>
    <style:style style:name="T23" style:family="text">
      <style:text-properties officeooo:rsid="00469c6f"/>
    </style:style>
    <style:style style:name="T24" style:family="text">
      <style:text-properties officeooo:rsid="004874f9"/>
    </style:style>
    <style:style style:name="T25" style:family="text">
      <style:text-properties officeooo:rsid="0049dc50"/>
    </style:style>
    <style:style style:name="T26" style:family="text">
      <style:text-properties officeooo:rsid="004b1050"/>
    </style:style>
    <style:style style:name="T27" style:family="text">
      <style:text-properties officeooo:rsid="00567c56"/>
    </style:style>
    <style:style style:name="T28" style:family="text">
      <style:text-properties officeooo:rsid="0057e986"/>
    </style:style>
    <style:style style:name="T29" style:family="text">
      <style:text-properties officeooo:rsid="0059946b"/>
    </style:style>
    <style:style style:name="T30" style:family="text">
      <style:text-properties officeooo:rsid="005b5dc2"/>
    </style:style>
    <style:style style:name="T31" style:family="text">
      <style:text-properties officeooo:rsid="006dc851"/>
    </style:style>
    <style:style style:name="T32" style:family="text">
      <style:text-properties officeooo:rsid="00749d3b"/>
    </style:style>
    <style:style style:name="T33" style:family="text">
      <style:text-properties officeooo:rsid="0039c89c"/>
    </style:style>
    <style:style style:name="T34" style:family="text">
      <style:text-properties officeooo:rsid="007e68fd"/>
    </style:style>
    <style:style style:name="T35" style:family="text">
      <style:text-properties officeooo:rsid="00908e1d"/>
    </style:style>
    <style:style style:name="T36" style:family="text">
      <style:text-properties officeooo:rsid="008735b4"/>
    </style:style>
    <style:style style:name="T37" style:family="text">
      <style:text-properties officeooo:rsid="009ea797"/>
    </style:style>
    <style:style style:name="T38" style:family="text">
      <style:text-properties officeooo:rsid="00a1b671"/>
    </style:style>
    <style:style style:name="T39" style:family="text">
      <style:text-properties officeooo:rsid="00a2cba8"/>
    </style:style>
    <style:style style:name="T40" style:family="text">
      <style:text-properties officeooo:rsid="00a7a0b0"/>
    </style:style>
    <style:style style:name="T41" style:family="text">
      <style:text-properties officeooo:rsid="00ac4278"/>
    </style:style>
    <style:style style:name="T42" style:family="text">
      <style:text-properties officeooo:rsid="00ad66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开始</text:p>
      <text:p text:style-name="P18">1.1.开始游戏</text:p>
      <text:p text:style-name="P18">1.2.继续游戏</text:p>
      <text:p text:style-name="P18">1.3.游戏设置</text:p>
      <text:p text:style-name="P16">1.3.1.中英文切换</text:p>
      <text:p text:style-name="P18">1.4.游戏帮助<text:span text:style-name="T5">(帮助信息)</text:span></text:p>
      <text:p text:style-name="P18">1.5.退出游戏</text:p>
      <text:p text:style-name="P18"/>
      <text:p text:style-name="P60">2.<text:span text:style-name="T38">.MusicActivity</text:span></text:p>
      <text:p text:style-name="P1"/>
      <text:p text:style-name="P1"><text:span text:style-name="T40">3</text:span>.开始游戏/继续游戏</text:p>
      <text:p text:style-name="P17"><text:span text:style-name="T40">3</text:span>.<text:span text:style-name="T37">1</text:span>.时间<text:span text:style-name="T5">===&gt;倒计时timeCount</text:span></text:p>
      <text:p text:style-name="P17"><text:span text:style-name="T40">3</text:span>.<text:span text:style-name="T37">2</text:span>.初始化箭头<text:span text:style-name="T3">(direction、speed、alive)</text:span></text:p>
      <text:p text:style-name="P15"><text:span text:style-name="T40">3</text:span>.<text:span text:style-name="T37">3</text:span>.就绪界面<text:span text:style-name="T6">(3-2-1-开始)</text:span></text:p>
      <text:p text:style-name="P15"/>
      <text:p text:style-name="P1"><text:span text:style-name="T40">4</text:span>.正常进行</text:p>
      <text:p text:style-name="P13"><text:span text:style-name="T40">4</text:span>.1.加分规则(<text:span text:style-name="T4">====&gt;根据距离判断</text:span>)</text:p>
      <text:p text:style-name="P14"><text:span text:style-name="T40">4</text:span>.2.上下左右按键点击事件</text:p>
      <text:p text:style-name="P14"/>
      <text:p text:style-name="P1"><text:span text:style-name="T40">5</text:span>.暂停/异常退出（dialog-继续）</text:p>
      <text:p text:style-name="P4"><text:span text:style-name="T40">5</text:span>.1按home键</text:p>
      <text:p text:style-name="P4"><text:span text:style-name="T40">5</text:span>.2 按任务键</text:p>
      <text:p text:style-name="P4"><text:span text:style-name="T40">5</text:span>.3 关机</text:p>
      <text:p text:style-name="P8"><text:span text:style-name="T40">5</text:span>.4 来电</text:p>
      <text:p text:style-name="P8"><text:span text:style-name="T40">5</text:span>.5 保存各种状态(倒计时timeCount,歌曲状态,游戏进度==&gt;分数,动画位置)</text:p>
      <text:p text:style-name="P1"/>
      <text:p text:style-name="P1"><text:span text:style-name="T38">6</text:span>.分数结算、输入姓名、保存<text:span text:style-name="T13">==&gt;settlementDialog</text:span></text:p>
      <text:p text:style-name="P1"/>
      <text:p text:style-name="P1"><text:span text:style-name="T38">7</text:span>.小部件---<text:span text:style-name="T2">&gt;点击进入apk</text:span></text:p>
      <text:p text:style-name="P13"/>
      <text:p text:style-name="P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问题描述:</text:p>
      <text:p text:style-name="P1"/>
      <text:p text:style-name="P5">1. 按home键再点击app,app重新启动,未进入上次的页面</text:p>
      <text:p text:style-name="P5">解决方案:</text:p>
      <text:p text:style-name="P19">1.取消MainActivity的singleTask启动模式</text:p>
      <text:p text:style-name="P19">2.在MainActivity的onCreate()中写入以下代码:</text:p>
      <text:p text:style-name="P20"/>
      <text:p text:style-name="P67"><text:span text:style-name="T8">//</text:span><text:span text:style-name="T9">如果</text:span><text:span text:style-name="T8">MainActivity</text:span><text:span text:style-name="T9">不在</text:span><text:span text:style-name="T8">Task</text:span><text:span text:style-name="T9">栈底则</text:span><text:span text:style-name="T8">Finnish</text:span></text:p>
      <text:p text:style-name="P64"><text:span text:style-name="T17">if</text:span>(!<text:span text:style-name="T17">this</text:span>.<text:span text:style-name="T20">isTaskRoot</text:span>){</text:p>
      <text:p text:style-name="P66"><text:s text:c="4"/><text:span text:style-name="T16">finish()</text:span></text:p>
      <text:p text:style-name="P66"><text:s text:c="4"/><text:span text:style-name="T18">return</text:span></text:p>
      <text:p text:style-name="P70">}</text:p>
      <text:p text:style-name="P68"/>
      <text:p text:style-name="P19"/>
      <text:p text:style-name="P5">2. 在准备动画未结束的时候,点击home键或者任务键,返回原界面时没有获取到控件的宽高信息<text:span text:style-name="T11">(动画执行未达到预期效果)</text:span></text:p>
      <text:p text:style-name="P6">解决方案:</text:p>
      <text:p text:style-name="P7"><text:span text:style-name="T10">移除</text:span><text:span text:style-name="T14">if</text:span><text:span text:style-name="T7"> (</text:span><text:a xlink:type="simple" xlink:href="mailto:this@GameActivity.hasWindowFocus" text:style-name="Internet_20_link" text:visited-style-name="Visited_20_Internet_20_Link">this@GameActivity.hasWindowFocus</text:a><text:span text:style-name="T7">())</text:span><text:span text:style-name="T12">判断,将获取控件的代码放于准备动画结束后(准备动画3S 有足够时间保证界面加载完毕成功获取到控件宽和高)</text:span></text:p>
      <text:p text:style-name="P8"/>
      <text:p text:style-name="P8">3.每次onRestart()→生成pauseMydialog→多次生成</text:p>
      <text:p text:style-name="P35">解决方案：</text:p>
      <text:p text:style-name="P35">使用dialog = builder.create() 再次创建时dismiss</text:p>
      <text:p text:style-name="P35"/>
      <text:p text:style-name="P35">4. 快速onPause()-&gt;onStop()-&gt;onRestart()时　blockQueue为空－－＞进入结算Dialog</text:p>
      <text:p text:style-name="P2">原因<text:span text:style-name="T29">：</text:span></text:p>
      <text:p text:style-name="P2">当计时器启动时<text:span text:style-name="T29">normal 中的 <text:s/>延时1000ms的handler.sendMessage()会再执行一次，并且msg.obj的值为normal导致未进入预设的状态</text:span></text:p>
      <text:p text:style-name="P1">解决方案<text:span text:style-name="T28">：</text:span></text:p>
      <text:p text:style-name="P1">定义全局变量<text:span text:style-name="T30">obj实时更新它的值　当obj的值为pause时屏蔽normal-&gt;{}代码</text:span></text:p>
      <text:p text:style-name="P1"/>
      <text:p text:style-name="P40">５．分数计算出现误差</text:p>
      <text:p text:style-name="P43">原因：</text:p>
      <text:p text:style-name="P43">没有考虑到箭头本身的大小</text:p>
      <text:p text:style-name="P43">解决方案</text:p>
      <text:p text:style-name="P43">加入偏移量score(offset)</text:p>
      <text:p text:style-name="P1"/>
      <text:p text:style-name="P41">６．快速<text:span text:style-name="T27">onPause()-&gt;onStop()-&gt;onRestart()时</text:span>，preanimation出现非预期效果</text:p>
      <text:p text:style-name="P42">解决方案：</text:p>
      <text:p text:style-name="P42">加上状态flag,对状态进行判断，从而进行相应的操作</text:p>
      <text:p text:style-name="P1"/>
      <text:p text:style-name="P3"/>
      <text:p text:style-name="P1"/>
      <text:p text:style-name="P1"/>
      <text:p text:style-name="P1"/>
      <text:p text:style-name="P50"><text:soft-page-break/><text:span text:style-name="T34">7</text:span>.暂停再继续游戏第一个箭头分数计算出错</text:p>
      <text:p text:style-name="P50">解决方案:</text:p>
      <text:p text:style-name="P50">添加对第一个箭头的分数计算逻辑</text:p>
      <text:p text:style-name="P48"/>
      <text:p text:style-name="P47"><text:span text:style-name="T42">8</text:span>.暂停再恢复原先状态时箭头会闪烁一下</text:p>
      <text:p text:style-name="P51">解决方案:</text:p>
      <text:p text:style-name="P51">将animationSet改为translateanimation</text:p>
      <text:p text:style-name="P1"/>
      <text:p text:style-name="P59"><text:span text:style-name="T42">9</text:span>.<text:span text:style-name="T39">在reloadDialog界面显示时,进入onPause方法后,一些状态发生了改变,导致程序未能正常运行.</text:span></text:p>
      <text:p text:style-name="P58">解决方案:</text:p>
      <text:p text:style-name="P58">在onPause中加入对该状态的判断,不进行一些状态的改变</text:p>
      <text:p text:style-name="P58"/>
      <text:p text:style-name="P62">10.当箭头动画进行到快结束位置时,箭头的speed设置不准确</text:p>
      <text:p text:style-name="P62">原因:动画内置的插值器不是匀速的,采用了距离比例的方式设置speed导致不准确</text:p>
      <text:p text:style-name="P62">解决方案:</text:p>
      <text:p text:style-name="P62">根据Android源码设置的插值器进度来设置speed,以保证speed的正常</text:p>
      <text:p text:style-name="P65">bl.<text:span text:style-name="T19">speed </text:span>-= (bl.<text:span text:style-name="T19">speed </text:span>* <text:span text:style-name="T19">interpolatedTime</text:span>).toInt()</text:p>
      <text:p text:style-name="P62"/>
      <text:p text:style-name="P69"/>
      <text:p text:style-name="P57"><text:span text:style-name="T42">10</text:span>.指令reboot重启或者直接拆卸电池,app不会进入onPause方法导致游戏数据没有保存</text:p>
      <text:p text:style-name="P57"/>
      <text:p text:style-name="P56"><text:span text:style-name="T42">11</text:span>.关闭app时小部件的图片替换停止了</text:p>
      <text:p text:style-name="P56">解决方案:</text:p>
      <text:p text:style-name="P56">用service启动替换图片的功能</text:p>
      <text:p text:style-name="P56"/>
      <text:p text:style-name="P55">1<text:span text:style-name="T42">2</text:span>.一段时间后小部件的图片替换自动停止了</text:p>
      <text:p text:style-name="P1">原因:</text:p>
      <text:p text:style-name="P1">自动替换图片的Thread运行一段时间后被系统同回收</text:p>
      <text:p text:style-name="P63"/>
      <text:p text:style-name="P49"><text:span text:style-name="T42">13</text:span>.暂停再恢复原先状态时箭头位置不准确</text:p>
      <text:p text:style-name="P49">可能原因:<text:line-break/><text:span text:style-name="T41">当系统处理onPause响应到获取timeMills之间存在时间差值导致获取的距离不准确</text:span></text:p>
      <text:p text:style-name="P1"/>
      <text:p text:style-name="P6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下一步计划:</text:p>
      <text:p text:style-name="P1">保存进度</text:p>
      <text:p text:style-name="P8">1.监听Home键和任务键</text:p>
      <text:p text:style-name="P31"/>
      <text:p text:style-name="P30">1.1 虚拟按键<text:span text:style-name="T33">-------------------------------------------------------------完成</text:span></text:p>
      <text:p text:style-name="P32">实现方案：</text:p>
      <text:p text:style-name="P22"><text:span text:style-name="T21">1. 监听广播＝＝＞</text:span><text:span text:style-name="Source_20_Text">Intent.ACTION_CLOSE_SYSTEM_DIALOGS</text:span></text:p>
      <text:p text:style-name="P23">2. 判断<text:span text:style-name="T22">－－＞intent.getStringExtra(“按键动作”)－－＞回调</text:span></text:p>
      <text:p text:style-name="P23"/>
      <text:p text:style-name="P29">1.1 手势导航</text:p>
      <text:p text:style-name="P33">实现方案：</text:p>
      <text:p text:style-name="P33"/>
      <text:p text:style-name="P33"/>
      <text:p text:style-name="P28"><text:span text:style-name="T25">2</text:span> 监听熄屏,亮屏事件<text:span text:style-name="T33">-------------------------------------------------------------完成</text:span></text:p>
      <text:p text:style-name="P24">实现方案:</text:p>
      <text:p text:style-name="P25">监听广播==&gt;android.intent.action.SCREEN_ON/OFF<text:span text:style-name="T23">==&gt;回调 </text:span></text:p>
      <text:p text:style-name="P34">锁屏界面</text:p>
      <text:p text:style-name="P27">注销广播</text:p>
      <text:p text:style-name="P26"/>
      <text:p text:style-name="P9"><text:span text:style-name="T26">3</text:span>.关机,来电异常中断</text:p>
      <text:p text:style-name="P9">...</text:p>
      <text:p text:style-name="P9"/>
      <text:p text:style-name="P9"/>
      <text:p text:style-name="P10">新实现方案:</text:p>
      <text:p text:style-name="P28">根据生命周期<text:span text:style-name="T24">===&gt;保存游戏进度相关数据-----------------------------------------------------完成</text:span></text:p>
      <text:p text:style-name="P39"/>
      <text:p text:style-name="P9"/>
      <text:p text:style-name="P36"><text:span text:style-name="T26">4</text:span>. 自定义Dialog<text:span text:style-name="T15">===&gt;结算dialog---------------------------------------------------------完成</text:span></text:p>
      <text:p text:style-name="P37">输入姓名</text:p>
      <text:p text:style-name="P37">记录分数</text:p>
      <text:p text:style-name="P37">统计排名</text:p>
      <text:p text:style-name="P38"/>
      <text:p text:style-name="P37"/>
      <text:p text:style-name="P44"><text:span text:style-name="T26">5</text:span>. 点击时的声音响应---------------------------------------------------------------完成</text:p>
      <text:p text:style-name="P45">6.暂停时让箭头显示在停止的位置------------------------------------------------完成</text:p>
      <text:p text:style-name="P21"><text:span text:style-name="T31">7</text:span>.暂停后重新开始的第一个箭头的处理<text:span text:style-name="T32">（位置，计分）-------------------------------完成</text:span></text:p>
      <text:p text:style-name="P46">8.重启后继续游戏---------------------------------------------------------------------完成</text:p>
      <text:p text:style-name="P52">9.内容提供器,提供接口------------------------------------------------------------完成</text:p>
      <text:p text:style-name="P54">10.<text:span text:style-name="T36">ContentResolver进行跨程序数据访问---------------------------------------完成</text:span></text:p>
      <text:p text:style-name="P53"><text:span text:style-name="T35">11.</text:span>小部件-------------------------------------------------------------------------完成</text:p>
      <text:p text:style-name="P53"/>
      <text:p text:style-name="P53"/>
      <text:p text:style-name="P1"/>
      <text:p text:style-name="P7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09:35:51.240668123</meta:creation-date>
    <meta:editing-duration>P4DT12H38M59S</meta:editing-duration>
    <meta:editing-cycles>93</meta:editing-cycles>
    <meta:generator>LibreOffice/6.0.7.3$Linux_X86_64 LibreOffice_project/00m0$Build-3</meta:generator>
    <dc:date>2020-09-29T11:22:39.985573603</dc:date>
    <meta:document-statistic meta:table-count="0" meta:image-count="0" meta:object-count="0" meta:page-count="5" meta:paragraph-count="104" meta:word-count="1214" meta:character-count="2683" meta:non-whitespace-character-count="2645"/>
  </office:meta>
</office:document-meta>
</file>